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6000003A026A536285192806B.png" manifest:media-type="image/png"/>
  <manifest:file-entry manifest:full-path="Pictures/100000010000068200000357D544489E61B50587.png" manifest:media-type="image/png"/>
  <manifest:file-entry manifest:full-path="Pictures/100000010000051B0000033ED328B88D1010BC12.png" manifest:media-type="image/png"/>
  <manifest:file-entry manifest:full-path="Pictures/100000010000063B000003C184E1C89218EE929B.png" manifest:media-type="image/png"/>
  <manifest:file-entry manifest:full-path="Pictures/100000010000056C000003640CA328CBCBE752E9.png" manifest:media-type="image/png"/>
  <manifest:file-entry manifest:full-path="Pictures/10000001000005C5000003C22D83B6795482800B.png" manifest:media-type="image/png"/>
  <manifest:file-entry manifest:full-path="Pictures/100000010000056C000003774F8C4AB143906877.png" manifest:media-type="image/png"/>
  <manifest:file-entry manifest:full-path="Pictures/100000010000051A0000039AF0C16C9E883D9F04.png" manifest:media-type="image/png"/>
  <manifest:file-entry manifest:full-path="Pictures/10000001000005760000038B7858BBCC69BB8037.png" manifest:media-type="image/png"/>
  <manifest:file-entry manifest:full-path="Pictures/10000001000006430000037C404A992D54D944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><draw:frame draw:style-name="fr1" draw:name="Image1" text:anchor-type="char" svg:width="6.9252in" svg:height="4.25in" draw:z-index="1"><draw:image xlink:href="Pictures/1000000100000646000003A026A536285192806B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><draw:frame draw:style-name="fr2" draw:name="Image2" text:anchor-type="char" svg:width="6.9252in" svg:height="3.5535in" draw:z-index="0"><draw:image xlink:href="Pictures/100000010000068200000357D544489E61B50587.png" xlink:type="simple" xlink:show="embed" xlink:actuate="onLoad" draw:mime-type="image/png"/></draw:frame><text:s text:c="3"/></text:p>
      <text:p text:style-name="Standard"/>
      <text:p text:style-name="Standard"><text:soft-page-break/></text:p>
      <text:p text:style-name="Standard"><draw:frame draw:style-name="fr1" draw:name="Image3" text:anchor-type="char" svg:width="6.9252in" svg:height="4.3972in" draw:z-index="2"><draw:image xlink:href="Pictures/100000010000051B0000033ED328B88D1010BC12.png" xlink:type="simple" xlink:show="embed" xlink:actuate="onLoad" draw:mime-type="image/png"/></draw:frame><text:s text:c="2"/></text:p>
      <text:p text:style-name="Standard"/>
      <text:p text:style-name="Standard"><draw:frame draw:style-name="fr1" draw:name="Image4" text:anchor-type="char" svg:width="6.9252in" svg:height="4.1717in" draw:z-index="3"><draw:image xlink:href="Pictures/100000010000063B000003C184E1C89218EE929B.png" xlink:type="simple" xlink:show="embed" xlink:actuate="onLoad" draw:mime-type="image/png"/></draw:frame><text:s text:c="2"/></text:p>
      <text:p text:style-name="Standard"><text:soft-page-break/></text:p>
      <text:p text:style-name="Standard"><draw:frame draw:style-name="fr1" draw:name="Image5" text:anchor-type="char" svg:width="6.9252in" svg:height="4.5102in" draw:z-index="4"><draw:image xlink:href="Pictures/10000001000005C5000003C22D83B6795482800B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><draw:frame draw:style-name="fr1" draw:name="Image6" text:anchor-type="char" svg:width="6.9252in" svg:height="4.4252in" draw:z-index="5"><draw:image xlink:href="Pictures/100000010000056C000003774F8C4AB143906877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7" text:anchor-type="char" svg:width="6.9252in" svg:height="4.889in" draw:z-index="6"><draw:image xlink:href="Pictures/100000010000051A0000039AF0C16C9E883D9F04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8" text:anchor-type="char" svg:width="6.9252in" svg:height="4.3307in" draw:z-index="7"><draw:image xlink:href="Pictures/100000010000056C000003640CA328CBCBE752E9.png" xlink:type="simple" xlink:show="embed" xlink:actuate="onLoad" draw:mime-type="image/png"/></draw:frame><text:soft-page-break/><text:s text:c="3"/></text:p>
      <text:p text:style-name="Standard"/>
      <text:p text:style-name="Standard"><draw:frame draw:style-name="fr1" draw:name="Image9" text:anchor-type="char" svg:width="6.9252in" svg:height="4.4925in" draw:z-index="8"><draw:image xlink:href="Pictures/10000001000005760000038B7858BBCC69BB8037.png" xlink:type="simple" xlink:show="embed" xlink:actuate="onLoad" draw:mime-type="image/png"/></draw:frame><text:s text:c="4"/></text:p>
      <text:p text:style-name="Standard"><draw:frame draw:style-name="fr1" draw:name="Image10" text:anchor-type="char" svg:width="6.9252in" svg:height="3.8528in" draw:z-index="9"><draw:image xlink:href="Pictures/10000001000006430000037C404A992D54D9441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8T21:37:35.065000000</meta:creation-date>
    <dc:date>2026-01-12T13:21:38.798000000</dc:date>
    <meta:editing-duration>P3DT15H44M2S</meta:editing-duration>
    <meta:editing-cycles>7</meta:editing-cycles>
    <meta:generator>LibreOffice/7.5.1.2$Windows_X86_64 LibreOffice_project/fcbaee479e84c6cd81291587d2ee68cba099e129</meta:generator>
    <meta:document-statistic meta:table-count="0" meta:image-count="10" meta:object-count="0" meta:page-count="7" meta:paragraph-count="10" meta:word-count="0" meta:character-count="25" meta:non-whitespace-character-count="0"/>
  </office:meta>
</office:document-meta>
</file>